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2C5236E4.png" manifest:media-type="image/png"/>
  <manifest:file-entry manifest:full-path="Pictures/1000000000000556000003000AD4AFB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ymentis-szkolenie-LAFK_5f_pl-title">
      <style:graphic-properties draw:auto-grow-height="true" fo:min-height="2.63cm"/>
    </style:style>
    <style:style style:name="pr2" style:family="presentation" style:parent-style-name="Symentis-szkolenie-LAFK_5f_pl-subtitle">
      <style:graphic-properties draw:fill-color="#ffffff" draw:auto-grow-height="true" fo:min-height="10.394cm"/>
    </style:style>
    <style:style style:name="pr3" style:family="presentation" style:parent-style-name="Symentis-szkolenie-LAFK_5f_pl-notes">
      <style:graphic-properties draw:fill-color="#ffffff" draw:auto-grow-height="true" fo:min-height="13.364cm"/>
    </style:style>
    <style:style style:name="P1" style:family="paragraph">
      <style:text-properties fo:font-size="24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ymentis-szkolenie-LAFK_5f_pl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GeeCON 2015</text:p>
          </draw:text-box>
        </draw:frame>
        <draw:frame presentation:style-name="pr2" draw:text-style-name="P1" draw:layer="layout" svg:width="25.199cm" svg:height="10.394cm" svg:x="1.4cm" svg:y="3.685cm" presentation:class="subtitle" presentation:user-transformed="true">
          <draw:text-box>
            <text:p text:style-name="P1"><text:span text:style-name="T1">Hystrix - Managing failures in distributed systems</text:span></text:p>
            <text:p text:style-name="P1"><text:span text:style-name="T1">Tomasz Nurkiewicz</text:span></text:p>
            <text:p text:style-name="P1"/>
            <text:p text:style-name="P1">@tnurkiewicz</text:p>
            <text:p text:style-name="P1">@4financeit</text:p>
            <text:p text:style-name="P1"/>
            <text:p text:style-name="P1">www.nurkiewicz.com</text:p>
            <text:p text:style-name="P1">wwww.github.com/nurkiewicz/hystrix-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556000003000AD4AFB6.jp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HumanUbuntu-background" style:family="presentation">
      <style:graphic-properties draw:stroke="none" draw:fill="bitmap" draw:fill-image-name="Bitmape_20_1" draw:fill-image-width="100%" draw:fill-image-height="100%" style:repeat="stretch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Ubuntu-outline3" style:family="presentation" style:parent-style-name="HumanUbuntu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HumanUbuntu-outline4" style:family="presentation" style:parent-style-name="HumanUbuntu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HumanUbuntu-outline5" style:family="presentation" style:parent-style-name="HumanUbuntu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HumanUbuntu-outline6" style:family="presentation" style:parent-style-name="HumanUbuntu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HumanUbuntu-outline7" style:family="presentation" style:parent-style-name="HumanUbuntu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HumanUbuntu-outline8" style:family="presentation" style:parent-style-name="HumanUbuntu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HumanUbuntu-outline9" style:family="presentation" style:parent-style-name="HumanUbuntu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ymentis-szkolenie-LAFK_5f_pl-background" style:display-name="Symentis-szkolenie-LAFK_pl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ymentis-szkolenie-LAFK_5f_pl-backgroundobjects" style:display-name="Symentis-szkolenie-LAFK_p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ymentis-szkolenie-LAFK_5f_pl-notes" style:display-name="Symentis-szkolenie-LAFK_p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ymentis-szkolenie-LAFK_5f_pl-outline1" style:display-name="Symentis-szkolenie-LAFK_pl-outline1" style:family="presentation">
      <style:graphic-properties draw:stroke="none" draw:fill="none" draw:auto-grow-height="false" draw:fit-to-size="shrink-to-fit">
        <text:list-style style:name="Symentis-szkolenie-LAFK_5f_pl-outline1" style:display-name="Symentis-szkolenie-LAFK_p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ymentis-szkolenie-LAFK_5f_pl-outline2" style:display-name="Symentis-szkolenie-LAFK_pl-outline2" style:family="presentation" style:parent-style-name="Symentis-szkolenie-LAFK_5f_pl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ymentis-szkolenie-LAFK_5f_pl-outline3" style:display-name="Symentis-szkolenie-LAFK_pl-outline3" style:family="presentation" style:parent-style-name="Symentis-szkolenie-LAFK_5f_pl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ymentis-szkolenie-LAFK_5f_pl-outline4" style:display-name="Symentis-szkolenie-LAFK_pl-outline4" style:family="presentation" style:parent-style-name="Symentis-szkolenie-LAFK_5f_pl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ymentis-szkolenie-LAFK_5f_pl-outline5" style:display-name="Symentis-szkolenie-LAFK_pl-outline5" style:family="presentation" style:parent-style-name="Symentis-szkolenie-LAFK_5f_pl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ymentis-szkolenie-LAFK_5f_pl-outline6" style:display-name="Symentis-szkolenie-LAFK_pl-outline6" style:family="presentation" style:parent-style-name="Symentis-szkolenie-LAFK_5f_pl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ymentis-szkolenie-LAFK_5f_pl-outline7" style:display-name="Symentis-szkolenie-LAFK_pl-outline7" style:family="presentation" style:parent-style-name="Symentis-szkolenie-LAFK_5f_pl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ymentis-szkolenie-LAFK_5f_pl-outline8" style:display-name="Symentis-szkolenie-LAFK_pl-outline8" style:family="presentation" style:parent-style-name="Symentis-szkolenie-LAFK_5f_pl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ymentis-szkolenie-LAFK_5f_pl-outline9" style:display-name="Symentis-szkolenie-LAFK_pl-outline9" style:family="presentation" style:parent-style-name="Symentis-szkolenie-LAFK_5f_pl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ymentis-szkolenie-LAFK_5f_pl-subtitle" style:display-name="Symentis-szkolenie-LAFK_pl-subtitle" style:family="presentation">
      <style:graphic-properties draw:stroke="none" draw:fill="none" draw:textarea-vertical-align="middle">
        <text:list-style style:name="Symentis-szkolenie-LAFK_5f_pl-subtitle" style:display-name="Symentis-szkolenie-LAFK_p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ymentis-szkolenie-LAFK_5f_pl-title" style:display-name="Symentis-szkolenie-LAFK_pl-title" style:family="presentation">
      <style:graphic-properties draw:stroke="none" draw:fill="none" draw:textarea-vertical-align="middle">
        <text:list-style style:name="Symentis-szkolenie-LAFK_5f_pl-title" style:display-name="Symentis-szkolenie-LAFK_p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ymentis-szkolenie-LAFK_5f_pl-backgroundobjects">
      <style:graphic-properties draw:stroke="none" draw:fill="none" draw:fill-color="#ffffff" draw:auto-grow-height="false" fo:min-height="1.449cm"/>
    </style:style>
    <style:style style:name="Mpr7" style:family="presentation" style:parent-style-name="Symentis-szkolenie-LAFK_5f_pl-backgroundobjects">
      <style:graphic-properties draw:stroke="none" draw:fill="none" draw:fill-color="#ffffff" draw:auto-grow-height="false" fo:min-height="1.485cm"/>
    </style:style>
    <style:style style:name="Mpr8" style:family="presentation" style:parent-style-name="Symentis-szkolenie-LAFK_5f_p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HumanUbuntu" style:page-layout-name="PM1" draw:style-name="Mdp1">
      <draw:frame presentation:style-name="Mpr1" draw:layer="backgroundobjects" svg:width="25.199cm" svg:height="2.63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0.394cm" svg:x="1.4cm" svg:y="3.685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ymentis-szkolenie-LAFK_5f_pl" style:display-name="Symentis-szkolenie-LAFK_pl" style:page-layout-name="PM1" draw:style-name="Mdp2">
      <draw:frame presentation:style-name="Symentis-szkolenie-LAFK_5f_pl-title" draw:layer="backgroundobjects" svg:width="25.199cm" svg:height="2.63cm" svg:x="1.4cm" svg:y="0.627cm" presentation:class="title" presentation:placeholder="true">
        <draw:text-box/>
      </draw:frame>
      <draw:frame presentation:style-name="Symentis-szkolenie-LAFK_5f_pl-outline1" draw:layer="backgroundobjects" svg:width="25.199cm" svg:height="10.394cm" svg:x="1.4cm" svg:y="3.685cm" presentation:class="outline" presentation:placeholder="true">
        <draw:text-box/>
      </draw:frame>
      <draw:frame presentation:style-name="Mpr6" draw:text-style-name="MP6" draw:layer="backgroundobjects" svg:width="6.523cm" svg:height="1.086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086cm" svg:x="20.076cm" svg:y="14.348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ymentis-szkolenie-LAFK_5f_pl-title" draw:layer="backgroundobjects" svg:width="14.848cm" svg:height="11.136cm" svg:x="3.075cm" svg:y="2.257cm" presentation:class="page"/>
        <draw:frame presentation:style-name="Symentis-szkolenie-LAFK_5f_pl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5-05-06T12:56:35.896461853</meta:creation-date>
    <dc:language>fi-FI</dc:language>
    <meta:editing-cycles>6</meta:editing-cycles>
    <meta:editing-duration>PT7M21S</meta:editing-duration>
    <dc:date>2015-05-13T00:14:16.876912480</dc:date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